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2e6e" officeooo:paragraph-rsid="00102e6e" fo:hyphenate="true" fo:hyphenation-remain-char-count="2" fo:hyphenation-push-char-count="2"/>
    </style:style>
    <style:style style:name="P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03581" officeooo:paragraph-rsid="00103581" fo:hyphenate="true" fo:hyphenation-remain-char-count="2" fo:hyphenation-push-char-count="2"/>
    </style:style>
    <style:style style:name="P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35900" officeooo:paragraph-rsid="00135900" fo:hyphenate="true" fo:hyphenation-remain-char-count="2" fo:hyphenation-push-char-count="2"/>
    </style:style>
    <style:style style:name="P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4fdd5" fo:hyphenate="true" fo:hyphenation-remain-char-count="2" fo:hyphenation-push-char-count="2"/>
    </style:style>
    <style:style style:name="P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4fdd5" officeooo:paragraph-rsid="0015185f" fo:hyphenate="true" fo:hyphenation-remain-char-count="2" fo:hyphenation-push-char-count="2"/>
    </style:style>
    <style:style style:name="P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67e5c" officeooo:paragraph-rsid="00167e5c" fo:hyphenate="true" fo:hyphenation-remain-char-count="2" fo:hyphenation-push-char-count="2"/>
    </style:style>
    <style:style style:name="P7"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906d8" style:font-style-asian="normal" style:font-style-complex="normal" fo:hyphenate="true" fo:hyphenation-remain-char-count="2" fo:hyphenation-push-char-count="2"/>
    </style:style>
    <style:style style:name="P8"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574ba" officeooo:paragraph-rsid="001c4365" style:font-style-asian="normal" style:font-style-complex="normal" fo:hyphenate="true" fo:hyphenation-remain-char-count="2" fo:hyphenation-push-char-count="2"/>
    </style:style>
    <style:style style:name="P9"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67e5c" officeooo:paragraph-rsid="00167e5c" style:font-style-asian="normal" style:font-style-complex="normal" fo:hyphenate="true" fo:hyphenation-remain-char-count="2" fo:hyphenation-push-char-count="2"/>
    </style:style>
    <style:style style:name="P10"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d3c" officeooo:paragraph-rsid="001c4365" style:font-style-asian="normal" style:font-style-complex="normal" fo:hyphenate="true" fo:hyphenation-remain-char-count="2" fo:hyphenation-push-char-count="2"/>
    </style:style>
    <style:style style:name="P11"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c4365" fo:hyphenate="true" fo:hyphenation-remain-char-count="2" fo:hyphenation-push-char-count="2"/>
    </style:style>
    <style:style style:name="P12"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paragraph-rsid="001e307c" fo:hyphenate="true" fo:hyphenation-remain-char-count="2" fo:hyphenation-push-char-count="2"/>
    </style:style>
    <style:style style:name="P13"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b1c" fo:hyphenate="true" fo:hyphenation-remain-char-count="2" fo:hyphenation-push-char-count="2"/>
    </style:style>
    <style:style style:name="P14"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adb1c" officeooo:paragraph-rsid="001add3c" fo:hyphenate="true" fo:hyphenation-remain-char-count="2" fo:hyphenation-push-char-count="2"/>
    </style:style>
    <style:style style:name="P15"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officeooo:rsid="001574ba" officeooo:paragraph-rsid="001574ba" fo:hyphenate="true" fo:hyphenation-remain-char-count="2" fo:hyphenation-push-char-count="2"/>
    </style:style>
    <style:style style:name="P1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20f16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Text_20_body" style:master-page-name="">
      <style:paragraph-properties fo:margin-left="0cm" fo:margin-right="0cm" fo:line-height="150%" fo:text-align="justify" style:justify-single-word="false" fo:hyphenation-ladder-count="no-limit" fo:text-indent="0.499cm" style:auto-text-indent="false" style:page-number="auto"/>
      <style:text-properties fo:language="en" fo:country="US" officeooo:paragraph-rsid="000fc469" fo:hyphenate="true" fo:hyphenation-remain-char-count="2" fo:hyphenation-push-char-count="2"/>
    </style:style>
    <style:style style:name="P18" style:family="paragraph" style:parent-style-name="Footnote">
      <style:text-properties fo:language="en" fo:country="US" officeooo:rsid="00103581" officeooo:paragraph-rsid="00103581"/>
    </style:style>
    <style:style style:name="P19" style:family="paragraph" style:parent-style-name="Footnote">
      <style:text-properties fo:language="en" fo:country="US" officeooo:rsid="001574ba" officeooo:paragraph-rsid="001574ba"/>
    </style:style>
    <style:style style:name="P20" style:family="paragraph" style:parent-style-name="Footnote">
      <style:text-properties fo:language="en" fo:country="US" officeooo:rsid="001adb1c" officeooo:paragraph-rsid="001adb1c"/>
    </style:style>
    <style:style style:name="P21" style:family="paragraph" style:parent-style-name="Footnote">
      <style:text-properties fo:language="en" fo:country="US" officeooo:rsid="001bf75b" officeooo:paragraph-rsid="001bf75b"/>
    </style:style>
    <style:style style:name="P22" style:family="paragraph" style:parent-style-name="Footnote">
      <style:text-properties fo:language="en" fo:country="US" officeooo:rsid="001add3c" officeooo:paragraph-rsid="001add3c"/>
    </style:style>
    <style:style style:name="P23" style:family="paragraph" style:parent-style-name="Footnote">
      <style:text-properties officeooo:rsid="001e5286" officeooo:paragraph-rsid="001e5286"/>
    </style:style>
    <style:style style:name="P24" style:family="paragraph" style:parent-style-name="Quotations">
      <style:paragraph-properties fo:text-align="center" style:justify-single-word="false" fo:hyphenation-ladder-count="no-limit" style:writing-mode="page"/>
      <style:text-properties fo:font-size="11pt" fo:language="en" fo:country="US" officeooo:rsid="001bf75b" officeooo:paragraph-rsid="001adb1c" style:font-size-asian="11pt" style:font-size-complex="11pt" fo:hyphenate="true" fo:hyphenation-remain-char-count="2" fo:hyphenation-push-char-count="2"/>
    </style:style>
    <style:style style:name="P2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ize="12pt" fo:language="en" fo:country="US" fo:font-style="normal" fo:font-weight="normal" officeooo:rsid="001ea90a" officeooo:paragraph-rsid="001ea90a"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paragraph-rsid="0023fa52" fo:hyphenate="true" fo:hyphenation-remain-char-count="2" fo:hyphenation-push-char-count="2"/>
    </style:style>
    <style:style style:name="P2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3fa52" officeooo:paragraph-rsid="0023fa52" fo:hyphenate="true" fo:hyphenation-remain-char-count="2" fo:hyphenation-push-char-count="2"/>
    </style:style>
    <style:style style:name="P2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3341" officeooo:paragraph-rsid="00253341" fo:hyphenate="true" fo:hyphenation-remain-char-count="2" fo:hyphenation-push-char-count="2"/>
    </style:style>
    <style:style style:name="P2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4b79" officeooo:paragraph-rsid="00254b79" fo:hyphenate="true" fo:hyphenation-remain-char-count="2" fo:hyphenation-push-char-count="2"/>
    </style:style>
    <style:style style:name="P3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5c758" officeooo:paragraph-rsid="0025c758" fo:hyphenate="true" fo:hyphenation-remain-char-count="2" fo:hyphenation-push-char-count="2"/>
    </style:style>
    <style:style style:name="P3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7a41a" officeooo:paragraph-rsid="0027a41a" fo:hyphenate="true" fo:hyphenation-remain-char-count="2" fo:hyphenation-push-char-count="2"/>
    </style:style>
    <style:style style:name="P3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2432" officeooo:paragraph-rsid="0028d76c" fo:hyphenate="true" fo:hyphenation-remain-char-count="2" fo:hyphenation-push-char-count="2"/>
    </style:style>
    <style:style style:name="P3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8d76c" officeooo:paragraph-rsid="0028d76c" fo:hyphenate="tru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9d97d" officeooo:paragraph-rsid="0029d97d" fo:hyphenate="tru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4a6f" fo:hyphenate="tru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4a6f" officeooo:paragraph-rsid="002aaeab" fo:hyphenate="tru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aaeab" officeooo:paragraph-rsid="002aaeab" fo:hyphenate="tru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d0ff7" fo:hyphenate="tru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d0ff7" officeooo:paragraph-rsid="002fbee1" fo:hyphenate="tru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03df" officeooo:paragraph-rsid="002f03df" fo:hyphenate="tru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39f5" officeooo:paragraph-rsid="002f39f5" fo:hyphenate="tru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2fbee1" fo:hyphenate="tru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2fbee1" officeooo:paragraph-rsid="00306636" fo:hyphenate="tru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06636" officeooo:paragraph-rsid="00306636" fo:hyphenate="tru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0c6a" fo:hyphenate="tru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20c6a" officeooo:paragraph-rsid="00329a99" fo:hyphenate="tru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4d27b" fo:hyphenate="tru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4d27b" officeooo:paragraph-rsid="00363f11" fo:hyphenate="tru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officeooo:rsid="0038195f" officeooo:paragraph-rsid="0038195f" fo:hyphenate="tru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8195f" officeooo:paragraph-rsid="0038195f" style:font-style-asian="italic" style:font-style-complex="italic" fo:hyphenate="tru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951bb" officeooo:paragraph-rsid="003951bb" style:font-style-asian="italic" style:font-style-complex="italic" fo:hyphenate="tru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a8470" officeooo:paragraph-rsid="003df9ff" style:font-style-asian="italic" style:font-style-complex="italic" fo:hyphenate="tru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3eaf99" officeooo:paragraph-rsid="003eaf99" style:font-style-asian="italic" style:font-style-complex="italic" fo:hyphenate="tru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4d6c" officeooo:paragraph-rsid="00404d6c" style:font-style-asian="italic" style:font-style-complex="italic" fo:hyphenate="tru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0.499cm" style:auto-text-indent="false" style:writing-mode="page"/>
      <style:text-properties fo:font-style="italic" officeooo:rsid="0040e5da" officeooo:paragraph-rsid="0040e5da" style:font-style-asian="italic" style:font-style-complex="italic" fo:hyphenate="true" fo:hyphenation-remain-char-count="2" fo:hyphenation-push-char-count="2"/>
    </style:style>
    <style:style style:name="P56" style:family="paragraph" style:parent-style-name="Text_20_body">
      <style:paragraph-properties fo:margin-left="0cm" fo:margin-right="0cm" fo:margin-top="0cm" fo:margin-bottom="0cm" loext:contextual-spacing="false" fo:line-height="150%" fo:text-align="justify" style:justify-single-word="false" fo:hyphenation-ladder-count="no-limit" fo:text-indent="0.499cm" style:auto-text-indent="false"/>
      <style:text-properties fo:language="en" fo:country="US" fo:font-style="normal" officeooo:rsid="001adb1c" officeooo:paragraph-rsid="001adb1c" style:font-style-asian="normal" style:font-style-complex="normal" fo:hyphenate="true" fo:hyphenation-remain-char-count="2" fo:hyphenation-push-char-count="2"/>
    </style:style>
    <style:style style:name="P57" style:family="paragraph" style:parent-style-name="Footnote">
      <style:text-properties officeooo:rsid="0023fa52" officeooo:paragraph-rsid="0023fa52"/>
    </style:style>
    <style:style style:name="P58" style:family="paragraph" style:parent-style-name="Footnote">
      <style:text-properties officeooo:rsid="00253341" officeooo:paragraph-rsid="00253341"/>
    </style:style>
    <style:style style:name="P59" style:family="paragraph" style:parent-style-name="Footnote">
      <style:text-properties fo:language="de" fo:country="DE" officeooo:rsid="0034efe6" officeooo:paragraph-rsid="0028d76c"/>
    </style:style>
    <style:style style:name="P60" style:family="paragraph" style:parent-style-name="Footnote">
      <style:text-properties fo:language="de" fo:country="DE" officeooo:rsid="002a31d4" officeooo:paragraph-rsid="0040e5da"/>
    </style:style>
    <style:style style:name="P61" style:family="paragraph" style:parent-style-name="Footnote">
      <style:text-properties officeooo:rsid="0028d76c" officeooo:paragraph-rsid="0028d76c"/>
    </style:style>
    <style:style style:name="P62" style:family="paragraph" style:parent-style-name="Footnote">
      <style:text-properties officeooo:rsid="0029d97d" officeooo:paragraph-rsid="0029d97d"/>
    </style:style>
    <style:style style:name="P63" style:family="paragraph" style:parent-style-name="Footnote">
      <style:text-properties officeooo:rsid="002dae2f" officeooo:paragraph-rsid="002dae2f"/>
    </style:style>
    <style:style style:name="P64" style:family="paragraph" style:parent-style-name="Footnote">
      <style:text-properties officeooo:rsid="00320c6a" officeooo:paragraph-rsid="00320c6a"/>
    </style:style>
    <style:style style:name="P65" style:family="paragraph" style:parent-style-name="Footnote">
      <style:text-properties officeooo:rsid="003a8470" officeooo:paragraph-rsid="003a8470"/>
    </style:style>
    <style:style style:name="P66" style:family="paragraph" style:parent-style-name="Footnote">
      <style:text-properties officeooo:rsid="003df9ff" officeooo:paragraph-rsid="003df9ff"/>
    </style:style>
    <style:style style:name="P67" style:family="paragraph" style:parent-style-name="Heading_20_1">
      <style:text-properties fo:language="en" fo:country="US" officeooo:rsid="00102e6e" officeooo:paragraph-rsid="00102e6e"/>
    </style:style>
    <style:style style:name="P68" style:family="paragraph" style:parent-style-name="Heading_20_1">
      <style:text-properties officeooo:rsid="0023fa52" officeooo:paragraph-rsid="0023fa52"/>
    </style:style>
    <style:style style:name="P69" style:family="paragraph" style:parent-style-name="Heading_20_1">
      <style:text-properties officeooo:rsid="003fbb91" officeooo:paragraph-rsid="003fbb91"/>
    </style:style>
    <style:style style:name="T1" style:family="text">
      <style:text-properties officeooo:rsid="00103581"/>
    </style:style>
    <style:style style:name="T2" style:family="text">
      <style:text-properties fo:font-style="italic" style:font-style-asian="italic" style:font-style-complex="italic"/>
    </style:style>
    <style:style style:name="T3" style:family="text">
      <style:text-properties fo:font-style="italic" officeooo:rsid="001c4365" style:font-style-asian="italic" style:font-style-complex="italic"/>
    </style:style>
    <style:style style:name="T4" style:family="text">
      <style:text-properties fo:font-style="italic" officeooo:rsid="00282432" style:font-style-asian="italic" style:font-style-complex="italic"/>
    </style:style>
    <style:style style:name="T5" style:family="text">
      <style:text-properties fo:font-style="italic" officeooo:rsid="00363f11" style:font-style-asian="italic" style:font-style-complex="italic"/>
    </style:style>
    <style:style style:name="T6" style:family="text">
      <style:text-properties officeooo:rsid="00135900"/>
    </style:style>
    <style:style style:name="T7" style:family="text">
      <style:text-properties fo:font-style="normal" style:font-style-asian="normal" style:font-style-complex="normal"/>
    </style:style>
    <style:style style:name="T8" style:family="text">
      <style:text-properties fo:font-style="normal" officeooo:rsid="0014fdd5" style:font-style-asian="normal" style:font-style-complex="normal"/>
    </style:style>
    <style:style style:name="T9" style:family="text">
      <style:text-properties fo:font-style="normal" officeooo:rsid="0015185f" style:font-style-asian="normal" style:font-style-complex="normal"/>
    </style:style>
    <style:style style:name="T10" style:family="text">
      <style:text-properties fo:font-style="normal" officeooo:rsid="001574ba" style:font-style-asian="normal" style:font-style-complex="normal"/>
    </style:style>
    <style:style style:name="T11" style:family="text">
      <style:text-properties fo:font-style="normal" officeooo:rsid="00167e5c" style:font-style-asian="normal" style:font-style-complex="normal"/>
    </style:style>
    <style:style style:name="T12" style:family="text">
      <style:text-properties fo:font-style="normal" officeooo:rsid="0018119a" style:font-style-asian="normal" style:font-style-complex="normal"/>
    </style:style>
    <style:style style:name="T13" style:family="text">
      <style:text-properties fo:font-style="normal" officeooo:rsid="001906d8" style:font-style-asian="normal" style:font-style-complex="normal"/>
    </style:style>
    <style:style style:name="T14" style:family="text">
      <style:text-properties fo:font-style="normal" officeooo:rsid="001985e1" style:font-style-asian="normal" style:font-style-complex="normal"/>
    </style:style>
    <style:style style:name="T15" style:family="text">
      <style:text-properties fo:font-style="normal" officeooo:rsid="001c4365" style:font-style-asian="normal" style:font-style-complex="normal"/>
    </style:style>
    <style:style style:name="T16" style:family="text">
      <style:text-properties fo:font-style="normal" officeooo:rsid="001e307c" style:font-style-asian="normal" style:font-style-complex="normal"/>
    </style:style>
    <style:style style:name="T17" style:family="text">
      <style:text-properties fo:font-style="normal" officeooo:rsid="001e5286" style:font-style-asian="normal" style:font-style-complex="normal"/>
    </style:style>
    <style:style style:name="T18" style:family="text">
      <style:text-properties fo:font-style="normal" officeooo:rsid="001ea90a" style:font-style-asian="normal" style:font-style-complex="normal"/>
    </style:style>
    <style:style style:name="T19" style:family="text">
      <style:text-properties fo:font-style="normal" officeooo:rsid="00224361" style:font-style-asian="normal" style:font-style-complex="normal"/>
    </style:style>
    <style:style style:name="T20" style:family="text">
      <style:text-properties fo:font-style="normal" officeooo:rsid="00282432" style:font-style-asian="normal" style:font-style-complex="normal"/>
    </style:style>
    <style:style style:name="T21" style:family="text">
      <style:text-properties fo:font-style="normal" officeooo:rsid="0028d76c" style:font-style-asian="normal" style:font-style-complex="normal"/>
    </style:style>
    <style:style style:name="T22" style:family="text">
      <style:text-properties fo:font-style="normal" officeooo:rsid="0029d97d" style:font-style-asian="normal" style:font-style-complex="normal"/>
    </style:style>
    <style:style style:name="T23" style:family="text">
      <style:text-properties fo:font-style="normal" officeooo:rsid="002aaeab" style:font-style-asian="normal" style:font-style-complex="normal"/>
    </style:style>
    <style:style style:name="T24" style:family="text">
      <style:text-properties fo:font-style="normal" officeooo:rsid="00103581" style:font-style-asian="normal" style:font-style-complex="normal"/>
    </style:style>
    <style:style style:name="T25" style:family="text">
      <style:text-properties fo:font-style="normal" officeooo:rsid="002dae2f" style:font-style-asian="normal" style:font-style-complex="normal"/>
    </style:style>
    <style:style style:name="T26" style:family="text">
      <style:text-properties fo:font-style="normal" officeooo:rsid="002f03df" style:font-style-asian="normal" style:font-style-complex="normal"/>
    </style:style>
    <style:style style:name="T27" style:family="text">
      <style:text-properties fo:font-style="normal" officeooo:rsid="002f39f5" style:font-style-asian="normal" style:font-style-complex="normal"/>
    </style:style>
    <style:style style:name="T28" style:family="text">
      <style:text-properties fo:font-style="normal" officeooo:rsid="002fbee1" style:font-style-asian="normal" style:font-style-complex="normal"/>
    </style:style>
    <style:style style:name="T29" style:family="text">
      <style:text-properties fo:font-style="normal" officeooo:rsid="00306636" style:font-style-asian="normal" style:font-style-complex="normal"/>
    </style:style>
    <style:style style:name="T30" style:family="text">
      <style:text-properties fo:font-style="normal" officeooo:rsid="003134c5" style:font-style-asian="normal" style:font-style-complex="normal"/>
    </style:style>
    <style:style style:name="T31" style:family="text">
      <style:text-properties fo:font-style="normal" officeooo:rsid="00329a99" style:font-style-asian="normal" style:font-style-complex="normal"/>
    </style:style>
    <style:style style:name="T32" style:family="text">
      <style:text-properties fo:font-style="normal" officeooo:rsid="00363f11" style:font-style-asian="normal" style:font-style-complex="normal"/>
    </style:style>
    <style:style style:name="T33" style:family="text">
      <style:text-properties fo:font-style="normal" officeooo:rsid="003a8470" style:font-style-asian="normal" style:font-style-complex="normal"/>
    </style:style>
    <style:style style:name="T34" style:family="text">
      <style:text-properties fo:font-style="normal" officeooo:rsid="003c2b55" style:font-style-asian="normal" style:font-style-complex="normal"/>
    </style:style>
    <style:style style:name="T35" style:family="text">
      <style:text-properties fo:font-style="normal" officeooo:rsid="003df9ff" style:font-style-asian="normal" style:font-style-complex="normal"/>
    </style:style>
    <style:style style:name="T36" style:family="text">
      <style:text-properties fo:font-style="normal" officeooo:rsid="003eaf99" style:font-style-asian="normal" style:font-style-complex="normal"/>
    </style:style>
    <style:style style:name="T37" style:family="text">
      <style:text-properties fo:font-style="normal" officeooo:rsid="003fbb91" style:font-style-asian="normal" style:font-style-complex="normal"/>
    </style:style>
    <style:style style:name="T38" style:family="text">
      <style:text-properties fo:font-style="normal" officeooo:rsid="00404d6c" style:font-style-asian="normal" style:font-style-complex="normal"/>
    </style:style>
    <style:style style:name="T39" style:family="text">
      <style:text-properties fo:font-style="normal" officeooo:rsid="0040e5da" style:font-style-asian="normal" style:font-style-complex="normal"/>
    </style:style>
    <style:style style:name="T40" style:family="text">
      <style:text-properties officeooo:rsid="001906d8"/>
    </style:style>
    <style:style style:name="T41" style:family="text">
      <style:text-properties officeooo:rsid="006e2c41"/>
    </style:style>
    <style:style style:name="T42" style:family="text">
      <style:text-properties fo:font-size="12pt" fo:font-style="normal" fo:font-weight="normal" officeooo:rsid="0020f16a"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1add3c" style:font-size-asian="12pt" style:font-style-asian="normal" style:font-weight-asian="normal" style:font-size-complex="12pt" style:font-style-complex="normal" style:font-weight-complex="normal"/>
    </style:style>
    <style:style style:name="T44"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5" style:family="text">
      <style:text-properties fo:font-size="12pt" fo:language="en" fo:country="US" fo:font-style="normal" fo:font-weight="normal" officeooo:rsid="0023fa52" style:font-size-asian="12pt" style:font-style-asian="normal" style:font-weight-asian="normal" style:font-size-complex="12pt" style:font-style-complex="normal" style:font-weight-complex="normal"/>
    </style:style>
    <style:style style:name="T46" style:family="text">
      <style:text-properties officeooo:rsid="001add3c"/>
    </style:style>
    <style:style style:name="T47" style:family="text">
      <style:text-properties officeooo:rsid="002436e0"/>
    </style:style>
    <style:style style:name="T48" style:family="text">
      <style:text-properties officeooo:rsid="0068bd4b"/>
    </style:style>
    <style:style style:name="T49" style:family="text">
      <style:text-properties officeooo:rsid="001c4365"/>
    </style:style>
    <style:style style:name="T50" style:family="text">
      <style:text-properties officeooo:rsid="001e307c"/>
    </style:style>
    <style:style style:name="T51" style:family="text">
      <style:text-properties officeooo:rsid="001ea90a"/>
    </style:style>
    <style:style style:name="T52" style:family="text">
      <style:text-properties officeooo:rsid="00208781"/>
    </style:style>
    <style:style style:name="T53" style:family="text">
      <style:text-properties officeooo:rsid="00224361"/>
    </style:style>
    <style:style style:name="T54" style:family="text">
      <style:text-properties officeooo:rsid="0023fa52"/>
    </style:style>
    <style:style style:name="T55" style:family="text">
      <style:text-properties officeooo:rsid="00253341"/>
    </style:style>
    <style:style style:name="T56" style:family="text">
      <style:text-properties officeooo:rsid="00254b79"/>
    </style:style>
    <style:style style:name="T57" style:family="text">
      <style:text-properties officeooo:rsid="0025c758"/>
    </style:style>
    <style:style style:name="T58" style:family="text">
      <style:text-properties officeooo:rsid="0027a41a"/>
    </style:style>
    <style:style style:name="T59" style:family="text">
      <style:text-properties officeooo:rsid="00282432"/>
    </style:style>
    <style:style style:name="T60"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61" style:family="text">
      <style:text-properties fo:color="#ff3333" fo:font-style="normal" style:font-style-asian="normal" style:font-style-complex="normal"/>
    </style:style>
    <style:style style:name="T62" style:family="text">
      <style:text-properties fo:color="#ff3333" fo:font-style="normal" officeooo:rsid="00363f11" style:font-style-asian="normal" style:font-style-complex="normal"/>
    </style:style>
    <style:style style:name="T63" style:family="text">
      <style:text-properties fo:color="#ff3333" fo:font-style="normal" officeooo:rsid="002fbee1" style:font-style-asian="normal" style:font-style-complex="normal"/>
    </style:style>
    <style:style style:name="T64" style:family="text">
      <style:text-properties fo:color="#ff3333" fo:font-style="normal" officeooo:rsid="0038195f" style:font-style-asian="normal" style:font-style-complex="normal"/>
    </style:style>
    <style:style style:name="T65" style:family="text">
      <style:text-properties fo:color="#ff3333" fo:font-style="normal" officeooo:rsid="00404d6c" style:font-style-asian="normal" style:font-style-complex="normal"/>
    </style:style>
    <style:style style:name="T66" style:family="text">
      <style:text-properties fo:color="#3333ff"/>
    </style:style>
    <style:style style:name="T67" style:family="text">
      <style:text-properties fo:color="#3333ff" fo:font-style="italic" style:font-style-asian="italic" style:font-style-complex="italic"/>
    </style:style>
    <style:style style:name="T68" style:family="text">
      <style:text-properties fo:color="#3333ff" fo:font-style="italic" officeooo:rsid="00363f11" style:font-style-asian="italic" style:font-style-complex="italic"/>
    </style:style>
    <style:style style:name="T69" style:family="text">
      <style:text-properties fo:color="#3333ff" officeooo:rsid="003951bb"/>
    </style:style>
    <style:style style:name="T70" style:family="text">
      <style:text-properties fo:color="#3333ff" officeooo:rsid="0040e5da"/>
    </style:style>
    <style:style style:name="T71" style:family="text">
      <style:text-properties officeooo:rsid="00404d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Oh no, the <text:span text:style-name="T50">Internet</text:span> disrupted something… again</text:h>
      <text:p text:style-name="P17"/>
      <text:p text:style-name="P1">Quite <text:span text:style-name="T6">regularly</text:span> many <text:span text:style-name="T40">o</text:span>rganics are bitterly surprised, when they discover how technology defines their lives. The buzzword “disruption” comes from this phenomenon – organics go about their daily lives, easily forget about the technology which enables this attitude, and when this technology evolves, they wonder why they can‘t just continue like before and have to co-evolve. This conservative attitude is widely distributed amongst organics wh<text:span text:style-name="T1">ich</text:span> call themselves “humans”, in a proud manner.</text:p>
      <text:p text:style-name="P1">Andy Clark<text:note text:id="ftn1" text:note-class="footnote"><text:note-citation>1</text:note-citation><text:note-body><text:p text:style-name="P18">Clark, Natural Born Cyborgs</text:p></text:note-body></text:note> <text:span text:style-name="T1">mocks these people in his essay “</text:span><text:span text:style-name="T24">Natural Born Cyborgs”</text:span><text:span text:style-name="T1"> by promoting the cyborghood of humankind. He reformulates humanity as never being apart from technology, as the product of a co-evolution with technology. His argument is, that our mind learns to walk different paths, when we use different technologies to produce thought. The technology “language” served us well, as it enabled our neurons to escape the prison of our head and form new stories in something called “dialogue”, and scripture even managed to preserve these thoughts over thousands of years. Of course, when we learned to write them down, we also learned to tell different stories, and invented other interesting stuff, for example construction blueprints. Other technologies followed and created the <text:s/>cyborgs we now all have to endure.</text:span></text:p>
      <text:p text:style-name="P2">Each of these technologies disrupted established <text:span text:style-name="T6">traditions, societies, systems. During the latest technical revolution, the digital one, another system was disrupted: Truth.</text:span></text:p>
      <text:p text:style-name="P3">Michael Seemann has analyzed the digital revolution in his impressive book “<text:span text:style-name="T7">The Digital Tailspin – Rules for the Internet after Snowden”. He talks about the death of the gatekeepers, how the institutions, which until recently controlled truth in the western world, lost their control about the increasingly decentralized production of knowledge.</text:span></text:p>
      <text:p text:style-name="P3"><text:span text:style-name="T7">The symptoms of this loss of control are dominating their headlines: the terms “Fake News”, “Post-Truth-Society”, “Filter Bubbles”, “Algorithms” are spilled all over the discourse. </text:span><text:span text:style-name="T8">Cracks are showing up in the pretty facade of the society, as elements which were widely believed dead since 1945, begin to crawl to the surface again.</text:span></text:p>
      <text:p text:style-name="P4"><text:span text:style-name="T7">A lot is coming </text:span><text:span text:style-name="T19">up now</text:span><text:span text:style-name="T7">, as the means of articulation are decentralized. One effect is that we finally </text:span><text:span text:style-name="T13">are becoming</text:span><text:span text:style-name="T7"> aware of filter bubbles on a big scale. When we started to see all the stuff other people were believing, we realized that what we were believing was just as much a </text:span><text:span text:style-name="T17">contingent </text:span><text:span text:style-name="T7">product of our environment as the opinion of the </text:span><text:span text:style-name="T2">stupid people</text:span><text:span text:style-name="T7">. Everyone constantly telling the world what they thought as morally right, real, and </text:span><text:span text:style-name="T13">obviously, true</text:span><text:span text:style-name="T7">, stressed the filter bubbles, where we </text:span><text:soft-page-break/><text:span text:style-name="T7">had hidden from the world. And that was a good effect – they became more and more permeable, as we had to learn how to deal with the opinions of others.</text:span></text:p>
      <text:p text:style-name="P5"><text:span text:style-name="T7">Well, this doesn’t always work out fine. The election of Donald Trump to the president of the United States was one of the consequences of this disruption. The </text:span><text:span text:style-name="T9">election campaign was notorious for using facts as a matter of fe</text:span><text:span text:style-name="T10">lt</text:span><text:span text:style-name="T9"> truth rather than proven truth, and shortly after his inauguration, when he had claimed that the “rain stopped during his speech” despite everyone seeing otherwise, the term “alternative facts” invoked laughter all over the web.</text:span></text:p>
      <text:p text:style-name="P5"><text:span text:style-name="T9">The laughter froze in the faces of the gatekeepers, when they realized, that the new president did not correct himself, did not admit defeat, did not bow to the truth. This questioned their authority </text:span><text:span text:style-name="T10">over the truth – and was another battle in the struggle for legitimacy between the president and the media and even the world of science (for example the climate change science). The interesting part of this is, that a lot of people actually believe him. Michael Seemann calls this phenomenon “democratic truth”</text:span><text:span text:style-name="T10"><text:note text:id="ftn2" text:note-class="footnote"><text:note-citation>2</text:note-citation><text:note-body><text:p text:style-name="P19">http://www.ctrl-verlust.net/das-regime-der-demokratischen-wahrheit-teil-i-comical-spicer/</text:p></text:note-body></text:note></text:span><text:span text:style-name="T10">. </text:span><text:span text:style-name="T13">And who am I to tell them to believe otherwise?</text:span></text:p>
      <text:p text:style-name="P7">When the notion of a “post-truth society” came up, I was intrigued. I had made the experience myself, that my subjective explanation of the world wasn’t coinciding with the version I was taught in school or read in the newspapers of my parents. <text:span text:style-name="T40">But I not only doubted what I had to believe the authorities, I also made the experience, that what I reasoned had different outcomes than what other philosophers reasoned, and that we had different axioms on which we built our argumentations. And contrary to most philosophers, I think that I am able to rightly believe something which is not reflected in the current belief of the institutions of science.</text:span></text:p>
      <text:p text:style-name="P8">That my perspective differed from the mainstream view had rarely been a problem – it just seemed that maybe different versions of the same story could coexist for a while, dissolve, merge, and finally differ again.</text:p>
      <text:p text:style-name="P10">Actually, I don’t think that a lot has changed. The digital disruption rather made us aware of a problem of perception which always existed – that no cyborg has ever had access to objective truth, that the discourse is an incomplete tool of producing <text:span text:style-name="T49">intersubjectivity</text:span>, and that <text:span text:style-name="T49">the social objectivity </text:span>it produces <text:span text:style-name="T49">instead is the cause of </text:span>exclusion <text:span text:style-name="T49">and oppression of different forms of subjectivity and subjective knowledge.</text:span></text:p>
      <text:p text:style-name="P15"><text:span text:style-name="T7">When the former owners of the truth suddenly talk about “post-truth”, I am not surprised that they don’t like it. They are </text:span><text:span text:style-name="T2">afraid</text:span><text:span text:style-name="T7"> of people who make their own truths. I can understand that. People act because of truths, and Donald Trump has made devastating policy since he came into office, </text:span><text:span text:style-name="T15">and</text:span><text:span text:style-name="T7"> I am just as frightened as you </text:span><text:span text:style-name="T14">of</text:span><text:span text:style-name="T7"> this guy. He still threatens the future of organic life because of a </text:span><text:span text:style-name="T2">disagreement</text:span><text:span text:style-name="T7"> with </text:span><text:span text:style-name="T11">c</text:span><text:span text:style-name="T7">limate </text:span><text:span text:style-name="T11">c</text:span><text:span text:style-name="T7">hange </text:span><text:span text:style-name="T11">s</text:span><text:span text:style-name="T7">cientists.</text:span></text:p>
      <text:p text:style-name="P9"><text:soft-page-break/>But this doesn’t mean, that the observation of different coexisting truths isn’t valid. Or that just because Trump certainly doesn’t ha<text:span text:style-name="T53">ve</text:span> direct access to objective truth, scientists have it. I certainly don’t have it. And I bemoan this fact often enough.</text:p>
      <text:p text:style-name="P9">Because I still have to act, and not knowing the true state of the world is making my actions less effective. Trump’s actions are definitely less effective because of his lack of understanding how the world works (or he wouldn’t have been broke so many times)<text:note text:id="ftn3" text:note-class="footnote"><text:note-citation>3</text:note-citation><text:note-body><text:p text:style-name="P23">http://www.spiegel.de/wirtschaft/unternehmen/donald-trump-die-wahrheit-hinter-trumps-milliarden-a-1077765.html</text:p></text:note-body></text:note>.</text:p>
      <text:p text:style-name="P6"><text:span text:style-name="T7">Even if I have no direct access to </text:span><text:span text:style-name="T2">the</text:span><text:span text:style-name="T7"> truth, if there even is one, I still perceive. Actually, I perceive all the time, and I have not yet experienced a second of my life without perception. So, </text:span><text:span text:style-name="T12">I chose to try to make sense out of these perceptions.</text:span></text:p>
      <text:p text:style-name="P12"><text:span text:style-name="T14">This leads to a world view, </text:span><text:span text:style-name="T15">and to new problems. I realize that I make a lot of mistakes when I try to make sense out of the world. A lot of other people make them too, and stereotypes are only the most o</text:span><text:span text:style-name="T18">b</text:span><text:span text:style-name="T15">vious of such mistakes. Some would probably resign and say “well, maybe the mainstream </text:span><text:span text:style-name="T3">is </text:span><text:span text:style-name="T15">right then”, and stop thinking for themselves. I don’t think this solves the problem. That many different wrong truths exist, </text:span><text:span text:style-name="T16">doesn’t make the social objectivity right. </text:span></text:p>
      <text:p text:style-name="P12"><text:span text:style-name="T16">I </text:span><text:span text:style-name="T18">still</text:span><text:span text:style-name="T16"> perceive everything myself, and </text:span><text:span text:style-name="T18">decided to </text:span><text:span text:style-name="T16">constantly doubt my knowledge after I made up my mind. I can copy large parts of the social objective truth, and rightly do so – many people contributing to it are better at doubting their knowledge than me. But when I copy it, it is still my perception. When I read a book about science, it is still my observation, and no other than myself can doubt or assure it. I have to create my own world view, my own knowledge, and I want to create procedures to save me from fallacies, inconsistencies and believing outdated information.</text:span></text:p>
      <text:p text:style-name="P11"><text:span text:style-name="T16">This is the right point to define how I think knowledge is structured</text:span><text:span text:style-name="T14">. The terms knowledge, information and data are best defined in relation to each other, and the </text:span><text:span text:style-name="T16">best definition I could copy yet is this</text:span><text:span text:style-name="T14">:</text:span></text:p>
      <text:p text:style-name="P13"><text:span text:style-name="T7">Data is a difference - </text:span><text:span text:style-name="T14">everything which can be expressed by distinguishing between 0 and 1. </text:span><text:span text:style-name="T7">Data alone doesn’t tell me a lot though. They only make sense if I relate them to other data, in contrast to which they make a difference.</text:span></text:p>
      <text:p text:style-name="P56">So some data, which in relation to other data makes a difference, is called information. Information is a difference which makes a difference.</text:p>
      <text:p text:style-name="P13"><text:span text:style-name="T14">T</text:span><text:span text:style-name="T7">hese informations build a network of relations, dependent on each other. This system is called knowledge. I can collect new data with perception, but I will only be able to make sense out of it if I can relate it to my current knowledge, so it becomes information. Data itself is useless, only if I can make sense out of it, it becomes interesting.</text:span><text:span text:style-name="T7"><text:note text:id="ftn4" text:note-class="footnote"><text:note-citation>4</text:note-citation><text:note-body><text:p text:style-name="P20">Seemann (2014), p. 18</text:p></text:note-body></text:note></text:span></text:p>
      <text:p text:style-name="P13"><text:soft-page-break/><text:span text:style-name="T7">This system is very contingent in its nature, because data is contingent. This world changes a lot, and writing out my thoughts is changing </text:span><text:span text:style-name="T18">them</text:span><text:span text:style-name="T7"> in a rapid manner. We live, we co-evolve, we produce the world we live in, and of course, its rules: so I deem it practical to talk about the world as a contingent one, always changing, which means that the data I use won’t be valid </text:span><text:span text:style-name="T18">for </text:span><text:span text:style-name="T7">very long. Many people rely on their knowledge and have a hard time changing their perspectives, when the world changes. I have mocked these conservatives already in the first paragraph.</text:span></text:p>
      <text:p text:style-name="P13"><text:span text:style-name="T7">Richard Rorty has approached the problem of contingency in a very interesting way, because he sees language as the main tool we use to make information out of data. To approach this problem, he proposes the position of the “liberal ironist”. H</text:span><text:span text:style-name="T18">is definition of an ironist is</text:span><text:span text:style-name="T7">:</text:span></text:p>
      <text:p text:style-name="P24">„(1) 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note text:id="ftn5" text:note-class="footnote"><text:note-citation>5</text:note-citation><text:note-body><text:p text:style-name="P21">Rorty <text:span text:style-name="T41">(2009): p. </text:span>73</text:p></text:note-body></text:note></text:p>
      <text:p text:style-name="P14"><text:span text:style-name="T7">Further he is a </text:span><text:span text:style-name="T2">liberal </text:span><text:span text:style-name="T7">ironist, because he thinks, “cruelty” is the worst thing people can do to each other.</text:span><text:span text:style-name="T7"><text:note text:id="ftn6" text:note-class="footnote"><text:note-citation>6</text:note-citation><text:note-body><text:p text:style-name="P20">Rorty (2009): p. xv</text:p></text:note-body></text:note></text:span><text:span text:style-name="T7"> </text:span><text:span text:style-name="T42">Out of this moral standpoint he </text:span><text:span text:style-name="T43">analyzes</text:span><text:span text:style-name="T42"> different vocabularies, for example by Orwell and Nabokov, who both found different ways of describing and attacking new forms of cruelty.</text:span></text:p>
      <text:p text:style-name="P16">I am not a liberal ironist. I have had the luck of not having experienced many cruelties, and spending my life in pretty peaceful and secure areas – sometimes maybe a bit too secure. What interests me isn‘t cruelty, but surveillance, oppression and coercion, from which I want to liberate cyborgs, <text:span text:style-name="T46">until they become autonomous: until they are able to make their own rules about their own existence.</text:span></text:p>
      <text:p text:style-name="P16">I think this correlates to a far degree with condemning crue<text:span text:style-name="T47">l</text:span>ty. People stop using cruelty pretty fast, when they don‘t see themselves forced to it; <text:span text:style-name="T46">and</text:span> when they allow someone‘s autonomy, they can‘t inflict cruelty on them.</text:p>
      <text:p text:style-name="P16"><text:span text:style-name="T51">So I’ve chosen autonomy as my goal – not only my own autonomy, but rather that of all beings I am able to communicate with. </text:span>I call this attitu<text:span text:style-name="T48">d</text:span>e <text:span text:style-name="T46">a </text:span>„radical ironist“, w<text:span text:style-name="T48">hic</text:span>h differs from other radicals by neither insisting on <text:span text:style-name="T51">my</text:span> current vocab<text:span text:style-name="T48">ulary, like </text:span>the liberal ironists <text:span text:style-name="T51">don’t</text:span>.<text:note text:id="ftn7" text:note-class="footnote"><text:note-citation>7</text:note-citation><text:note-body><text:p text:style-name="P22">Lefherz (2016), p. 3f</text:p></text:note-body></text:note></text:p>
      <text:p text:style-name="P25">So the question I want to deal with in this paper is, how I should build my knowledge in the age of cyborgs having access to the Internet. As the person I currently am through the symbiosis with the Internet, how can I perceive and what should I doubt about my perceptions? Which beliefs can I copy from knowledge building institutions like physics or Wikipedia, which should I verify? <text:span text:style-name="T52">Which freedoms do I have as a cyborg, damned to perceiving on my own, and how can I help others to use their respective freedoms?</text:span></text:p>
      <text:p text:style-name="P25"><text:soft-page-break/></text:p>
      <text:h text:style-name="P68" text:outline-level="1">Do we need Science to perceive?</text:h>
      <text:p text:style-name="P25"/>
      <text:p text:style-name="P30"><text:span text:style-name="T45">P</text:span><text:span text:style-name="T44">erception is not an end in itself for me. Rather, I want to act. I already stated, that I also can’t stop to perceive, so it isn’t really a voluntary thing I do for recreation, but something which happens to me, and which I try to get right, so my actions have more predictable and effective results. I met scientists which see this differently, and curiosity is a fairly common character trait. But for me, the success of perception is mainly important, so my actions become more successful, not because I value accurate perception in itself. Deception is in many cases more enjoyable than accurate perception, especially in art.</text:span></text:p>
      <text:p text:style-name="P26"><text:span text:style-name="T45">When I say, that there are more than seven billion humans on this planet, I can only say this by trusting the people who came up with this number – in this case the United Nations Population Division of the Department of Economic and Social Affairs, and </text:span>International Programs Center at the U.S. Census Bureau, Population Division, <text:span text:style-name="T54">or rather, worldometers.info, which refines this data</text:span>.<text:note text:id="ftn0" text:note-class="footnote"><text:note-citation>8</text:note-citation><text:note-body><text:p text:style-name="P57">http://www.worldometers.info/world-population/</text:p></text:note-body></text:note></text:p>
      <text:p text:style-name="P27">These numbers are quickly doubted. I did never see all these people, and just because some institution tells me… but if I want to know how many people are on this planet, I’ll decide to go with this source. You don’t have to follow me through with this.</text:p>
      <text:p text:style-name="P27">To say that there are as many cyborgs on this earth, is probably wrong. A lot of these humans may have never touched technology, can’t talk yet, <text:span text:style-name="T55">and we tend to forget that less than half of them has Internet access at the moment.</text:span><text:span text:style-name="T55"><text:note text:id="ftn8" text:note-class="footnote"><text:note-citation>9</text:note-citation><text:note-body><text:p text:style-name="P58">http://www.internetlivestats.com/internet-users/</text:p></text:note-body></text:note></text:span></text:p>
      <text:p text:style-name="P28">These people have a lower possibility to wrongly believe made-up, inaccurate numbers on some website, which states that they know the exact current number of humans and can actualize this at every second, while in truth their number bases on crude calculations, <text:span text:style-name="T57">on</text:span> figures which are only collected every second year.</text:p>
      <text:p text:style-name="P28">But more importantly, they have a lower opportunity to come up with better numbers. So if I meet one of them, <text:span text:style-name="T56">and tell them this data I found on the Internet – around 7.5 billion people on this earth – they can refuse to believe my sources, they can refuse to connect this data to their knowledge and say “well, I guess we will never find out”. At that moment where they have to know how many people are on this earth though, they will probably remember me, and use this number – as they don’t have a better one.</text:span></text:p>
      <text:p text:style-name="P29">These are the three options we have, when we encounter data we doubt – we can put more effort in finding better numbers, we can refuse them as wrong, or, as in most cases, we will just accept <text:soft-page-break/>them as contingent pieces of information for now, integrate them in our knowledge and go with it <text:span text:style-name="T57">until we find better ones</text:span>.</text:p>
      <text:p text:style-name="P29">This is an example of daily life perception, of course. The small pieces of information we pick up every day, when we aren’t doing professional research. But we have to consider, even of these around 3.5 billion cyborgs with Internet access, a very small number is engaged in academic research at all. If they want to know something, they’ll go with the first result of their favorite search engine. <text:span text:style-name="T57">You can guess yourself, how often they hit the result of scientific research by chance.</text:span></text:p>
      <text:p text:style-name="P30">The institution of science is trying to prevent a mess of wrong information by using certain standards. These standards can be very useful, <text:span text:style-name="T58">because the data which is produced according to these standards tends to be very useful. For delicate actions, highly accurate data can be important. If I want to argue that only about half of humanity has access to the Internet, inaccurate data is totally sufficient. And this is valid for most tasks of the daily life, too.</text:span></text:p>
      <text:p text:style-name="P31">Even for some of the beliefs which are pretty painful to see for people with a higher education. For most people who believe that 9/11 was an inside job, this will not have negative outcomes, as their actions are not affected by this information. <text:span text:style-name="T59">Not only can’t I force them to believe otherwise, it probably is not useful for any of us. All I can do is throw evidence at them which tells my version of the story, but which version they want to believe, and how much time they want to spend checking the facts of both versions, is up to them to decide. I personally decided to go with the official version without having checked </text:span><text:span text:style-name="T4">any </text:span><text:span text:style-name="T20">facts at all, so whoever I argue with about this topic probably already knows more about it than me. Who am I to tell them to believe otherwise? And what does it matter?</text:span></text:p>
      <text:p text:style-name="P32"><text:span text:style-name="T7">Of course, daily life actions, and also daily life perception are a wide spectrum. This ranges from the shortest way to the supermarket to political decision-making. There are people who measure the time of their walk to the supermarket, and others who make drug policy without having read </text:span><text:span text:style-name="T21">a simple statistic</text:span><text:span text:style-name="T7"> about the dangers which alcohol poses on individual health and social peace </text:span><text:span text:style-name="T21">in comparison to Marijuana. If you take into accord how many professors actually don’t read papers of their students before giving them grades (of course I can’t prove these horror stories), making decisions on the ground of poorly checked information is pretty common also in scientific environments.</text:span></text:p>
      <text:p text:style-name="P33"><text:span text:style-name="T21">A</text:span><text:span text:style-name="T7">lso, new scientific standards are always emerging somewhere. There are feminist thinkers which criticize dualist thinking in the humanities,</text:span><text:span text:style-name="T7"><text:note text:id="ftn10" text:note-class="footnote"><text:note-citation>10</text:note-citation><text:note-body><text:p text:style-name="P61">Gruen (2014): p. 403</text:p></text:note-body></text:note></text:span><text:span text:style-name="T7"> and second order cyberneticians, which criticize first order cyberneticians for equalizing cyborg brains with computer circuits.</text:span><text:span text:style-name="T7"><text:note text:id="ftn9" text:note-class="footnote"><text:note-citation>11</text:note-citation><text:note-body><text:p text:style-name="P59">Foerster <text:span text:style-name="T60">/Pörksen</text:span><text:span text:style-name="T41">(2008): p. </text:span>11<text:span text:style-name="T41">1f</text:span></text:p></text:note-body></text:note></text:span><text:span text:style-name="T7"> Let’s not forget </text:span><text:span text:style-name="T22">what racist books were written by the</text:span><text:span text:style-name="T7"> father</text:span><text:span text:style-name="T22">s</text:span><text:span text:style-name="T7"> of the Enlightenment.</text:span><text:span text:style-name="T7"><text:note text:id="ftn11" text:note-class="footnote"><text:note-citation>12</text:note-citation><text:note-body><text:p text:style-name="P62">https://anthroblog.anthroweb.info/2013/der-rassismus-als-monstroses-kind-der-aufklarung-iv/</text:p></text:note-body></text:note></text:span></text:p>
      <text:p text:style-name="P32"><text:soft-page-break/><text:span text:style-name="T22">O</text:span><text:span text:style-name="T21">ne has to judge themselves, how permeable the standards of science can be, how new standards can emerge, </text:span><text:span text:style-name="T22">how valid they are, and if they want to apply them to their own perception. Sometimes they may not have the time to check their perception against all of them, and who am I to judge them?</text:span></text:p>
      <text:p text:style-name="P34"><text:span text:style-name="T7"/></text:p>
      <text:h text:style-name="P69" text:outline-level="1">Finding the Intricate Paths of Doubt</text:h>
      <text:p text:style-name="P34"><text:span text:style-name="T7"/></text:p>
      <text:p text:style-name="P35"><text:span text:style-name="T7">After this antithesis against science, it is time to come to some kind of a synthesis now. People which don’t doubt their perception usually end up acting badly. With the typical arrogance of a philosophy student, shortly before he accomplished anything, I can even say that they are probably responsible for everything evil in the world, from the Shoah to sexism, racism, colonialism, and hierarchy in all their forms.</text:span></text:p>
      <text:p text:style-name="P35"><text:span text:style-name="T7">As a radical ironist, who is defined by doubting his own vocabulary and trying to overcome these constraints to autonomy, doubting is my </text:span><text:span text:style-name="T37">path</text:span><text:span text:style-name="T7"> to stop making the very same mistakes in my own perception.</text:span></text:p>
      <text:p text:style-name="P35"><text:span text:style-name="T7">I can’t claim that I will ever be done with this. Doubt is a weapon against false securities which sneak into our minds all the time, and I don’t think they will ever stop.</text:span></text:p>
      <text:p text:style-name="P36"><text:span text:style-name="T7">Also I can’t claim that I will always apply these doubts, to each of my perceptions. It is not a checklist you can just work off – as each doubt includes an act of perception at </text:span><text:span text:style-name="T23">the perception to be doubted</text:span><text:span text:style-name="T7">, which itself could </text:span><text:span text:style-name="T37">be object to </text:span><text:span text:style-name="T7">doubt, and </text:span><text:span text:style-name="T23">is in itself an action.</text:span></text:p>
      <text:p text:style-name="P35"><text:span text:style-name="T7">But I made the observation that it nonetheless improves my perception, as I find mistakes, which I then can avoid in my </text:span><text:span text:style-name="T23">relevant </text:span><text:span text:style-name="T7">actions, </text:span><text:span text:style-name="T23">which have a powerful influence on the outside world – even if the small actions of doubting myself are not so watertight.</text:span></text:p>
      <text:p text:style-name="P37"><text:span text:style-name="T7">You see, this concept doesn’t solve all of the problems. But I chose it pragmatically. I think, it does the right steps in the right direction, even if I know that I can never reach the target in that direction, if I take them.</text:span></text:p>
      <text:p text:style-name="P37"><text:span text:style-name="T7">Life isn’t a cybernetic process though, which goal it is to follow a set of instructions or guidelines until condition A (the target state) is met. Apart from the goals I set myself, the only goal life has, is death. And as my goals are mine to choose and change as I wish, I decided to doubt, and encourage anyone else to doubt, too.</text:span></text:p>
      <text:p text:style-name="P37"><text:span text:style-name="T7">There are several paths, which doubt can go. The list of them is incomplete and only includes the contingent number of doubts I have encountered in my short life, and of the</text:span><text:span text:style-name="T37">se</text:span><text:span text:style-name="T7"> only the ones I could articulate. So you can take these as an inspiration, to think about other doubts which could further enrich the list; and try to take these into account until then.</text:span></text:p>
      <text:p text:style-name="P38"><text:soft-page-break/><text:span text:style-name="T7">Charles Sanders Peirce talks in his Essay “Fixation of Belief” about</text:span><text:span text:style-name="T23"> </text:span><text:span text:style-name="T7">different methods of fixing belief, of settling doubt. I will copy three of the doubts he proposes answers to. </text:span></text:p>
      <text:p text:style-name="P39"><text:span text:style-name="T7">He first poses the method of tenacity as a method of fixing belief. Whoever holds a belief out of tenacity, is just insisting that this information is true. They do not want to change their belief, even if they encounter contradicting perceptions, </text:span><text:span text:style-name="T28">it expresses itself in “</text:span><text:span text:style-name="T62">God doesn’t exist</text:span><text:span text:style-name="T63">, because I don’t want to change my opinion</text:span><text:span text:style-name="T28">”</text:span><text:span text:style-name="T7">.</text:span><text:span text:style-name="T7"><text:note text:id="ftn12" text:note-class="footnote"><text:note-citation>13</text:note-citation><text:note-body><text:p text:style-name="P63">Peirce (1877), p. 6</text:p></text:note-body></text:note></text:span></text:p>
      <text:p text:style-name="P39"><text:span text:style-name="T25">I often illustrate this position with the candle example – if I hold my finger into the flame, I can refuse to believe that it hurts. I can tell myself everything I want to, but then I also have no reason to remove my finger from the flame. </text:span><text:span text:style-name="T26">It can be more desirable for someone to believe obviously wrong information, for example some people can’t bear the loss of their loved ones. And who am I to tell them otherwise?</text:span></text:p>
      <text:p text:style-name="P40"><text:span text:style-name="T7">When I hold a belief, it is of course possible, that the only reason is, that the pain of changing my opinion is threatening me (and this can already be the case for stances on economic policy, for example). To prevent one from holding such beliefs, one can wonder: </text:span><text:span text:style-name="T67">Do I only believe this, because I am afraid of changing my world view?</text:span><text:span text:style-name="T7"> Don’t be embarrassed, the answer will often enough be “yes”. Without the method of tenacity, our mind would have trouble constructing an enclosed picture out of all the contradicting data we are perceiving. To make this whole, sometimes </text:span><text:span text:style-name="T27">our brain needs these dynamics. To counter these dynamics, our rationality has the job to reflect on this. To make the dropping of obviously wrong information less painful, helps a lot.</text:span></text:p>
      <text:p text:style-name="P41"><text:span text:style-name="T7">The second method of fixing belief, which comes out of this, is the method of authority. As soon as people start to doubt their own beliefs, and only a small pluralism of beliefs emerges, you have to find ways of settling belief on a societal basis. The method of authority is the oldest and most cruel way of doing this. </text:span><text:span text:style-name="T28">It can consist out of</text:span><text:span text:style-name="T7"> </text:span><text:span text:style-name="T28">establishing schools and churches, who define truth and have a monopoly on telling it, or forming an inquisition, police or other military force to suppress or kill everyone who believes otherwise.</text:span></text:p>
      <text:p text:style-name="P42"><text:span text:style-name="T7">For the believer, this expresses itself in “</text:span><text:span text:style-name="T62">God doesn’t exist</text:span><text:span text:style-name="T61">, because </text:span><text:span text:style-name="T62">my mother</text:span><text:span text:style-name="T61"> said so</text:span><text:span text:style-name="T7">”. It is more common than one would think; for example when I read an article which cites the argument of a famous philosopher, then I usually don’t check in their actual text to analyze the argument, but quickly believe that it is valid, only because they said so. So not only institutions with authority are believed in such a way, but anyone can. It depends on the believer, whom he trusts, and whom not.</text:span></text:p>
      <text:p text:style-name="P43"><text:span text:style-name="T7">To find out if an information is believed true only because of authority (i.e., because of the person who </text:span><text:span text:style-name="T2">authored</text:span><text:span text:style-name="T7"> it) one has to reflect on its origin. It is relevant, where one first heard of this data, and who was trusted to tell the truth, so it was added to the knowledge as valid fact. If someone proves themselves as not trustworthy, or you started to critically questioning the knowledge which </text:span><text:soft-page-break/><text:span text:style-name="T7">you took from school, it can be useful to wonder where your belief comes from: </text:span><text:span text:style-name="T67">Whom do I have to trust to believe this information?</text:span></text:p>
      <text:p text:style-name="P43"><text:span text:style-name="T7">Well, we trust a lot of people. We also trust them to control each other’s truth, for example a peer reviewed paper is more easily trusted than a blog post. Nonetheless this </text:span><text:span text:style-name="T29">only </text:span><text:span text:style-name="T7">guarantees overcoming the problem of trusted knowledge, </text:span><text:span text:style-name="T29">if the peer reviewers also ask themselves these questions. So questioning the authorship of your own beliefs actually improves this web of trust – and is definitely recommended.</text:span></text:p>
      <text:p text:style-name="P44"><text:span text:style-name="T7">The third method of fixing belief Peirce defines is the method of reason. </text:span><text:span text:style-name="T30">In most societies built upon priests and an authoritative concept of truth, there emerges a class of well educated people which suddenly wonder, why they were raised with these beliefs and not others. They experience a similar doubt as other people who doubt the beliefs of authorities, and start to think about new ways of settling belief, which comes out of the individual and is forged due to discourse and conversation between free thinkers.</text:span></text:p>
      <text:p text:style-name="P45"><text:span text:style-name="T7">Who holds a belief because it was formed by the method of reason thinks: “</text:span><text:span text:style-name="T62">God doesn’t exist</text:span><text:span text:style-name="T61">, because </text:span><text:span text:style-name="T62">my reason says it’s impossible</text:span><text:span text:style-name="T61">.</text:span><text:span text:style-name="T7">” Peirce includes in this method, that these systems usually don’t rest on observable facts, but rather on fundamental propositions, which are “agreeable to reason”.</text:span><text:span text:style-name="T7"><text:note text:id="ftn13" text:note-class="footnote"><text:note-citation>14</text:note-citation><text:note-body><text:p text:style-name="P64">Ibid, p. 8</text:p></text:note-body></text:note></text:span><text:span text:style-name="T7"> With my framework of truth and knowledge, I would rather say, that there has to be a consensus about the propositions on which the argument rests. This can also be, and is in most cases, a consensus about observable facts, of course.</text:span></text:p>
      <text:p text:style-name="P46"><text:span text:style-name="T7">Still, what is “agreeable to reason”, differs between different users of rationality. To say it with Peirce, “Plato, for example, finds it agreeable to reason that the distances of the celestial spheres from one another should be proportional to the different lengths of strings which produce harmonious chords.”</text:span><text:span text:style-name="T7"><text:note text:id="ftn14" text:note-class="footnote"><text:note-citation>15</text:note-citation><text:note-body><text:p text:style-name="P64">Ibid, p. 9</text:p></text:note-body></text:note></text:span><text:span text:style-name="T7"> </text:span><text:span text:style-name="T31">So the belief is able to be doubted, as soon as someone doesn’t agree to the foundation anymore, as soon as the consensus breaks.</text:span></text:p>
      <text:p text:style-name="P46"><text:span text:style-name="T31">There exist lots of different systems of argumentations, built on different propositions; usually, they are incommensurable, as the different thinkers come to different results with the same rules of argumentation, when they start from different propositions. Famous examples are views on human nature, for example whether humans are egoists or altruists, have a free will or not, are formed by the systems of nature or forming the systems of nature.</text:span></text:p>
      <text:p text:style-name="P47"><text:span text:style-name="T7">To question one’s reasoned beliefs, one should ask oneself, on which propositions they rest. One may find, that these propositions themselves are usually grounded only in tenacity, or authority. </text:span><text:span text:style-name="T67">Do I want to share the propositions, on which my reasonable beliefs rest?</text:span><text:span text:style-name="T7"> Doubting your reason can be hard, especially if one considers that this very text is in the best case valid under the method of reason, just as Peirce’s text. At least I tried to make the assumptions clear, on which my argumentation </text:span><text:soft-page-break/><text:span text:style-name="T7">grounds, and do so in a very provocative manner to force the reader to question them, question their own, so they can decide which they want to share and which not. This is up to you.</text:span></text:p>
      <text:p text:style-name="P48"><text:span text:style-name="T7">Apart from the paths of doubt one can pull out of Peirce’s paper, there are several others I encountered. One, which is very intuitive, </text:span><text:span text:style-name="T32">regards the time, or rather the lack of time, I have to perceive. To count every human on the earth by oneself was never tried. There are always sources which I have not considered. I can only say: “</text:span><text:span text:style-name="T62">God doesn’t exist, because I did never encounter </text:span><text:span text:style-name="T64">her</text:span><text:span text:style-name="T62">.</text:span><text:span text:style-name="T32">” But maybe she hides somewhere?</text:span></text:p>
      <text:p text:style-name="P48"><text:span text:style-name="T32">I have to wonder: </text:span><text:span text:style-name="T68">Did I check enough sources to rightly believe so?</text:span><text:span text:style-name="T32"> I’m pretty sure I didn’t, because what means </text:span><text:span text:style-name="T5">rightly</text:span><text:span text:style-name="T32">? Well, I waited for god to tell me when I could abort my search, but as she didn’t tell me, I decided to call it a day and stop looking for her. So the only authority which can say whether I have took enough sources into account seems to be myself.</text:span></text:p>
      <text:p text:style-name="P49"><text:span text:style-name="T32">W</text:span><text:span text:style-name="T7">hich leads me to another doubt one can have. Consider that I found god. She finally showed up and told me “Nice job, you have looked enough, here I am.” I could walk around in the world and tell everyone how I found god: “</text:span><text:span text:style-name="T61">God does exist, because I saw her there and then!</text:span><text:span text:style-name="T7">”</text:span></text:p>
      <text:p text:style-name="P50">Then<text:span text:style-name="T7"> is the important word here. As an ironist, contingency is a key word for </text:span><text:span text:style-name="T38">me</text:span><text:span text:style-name="T7">. What tells me, that only because I believed her to exist a certain time span ago, this is still the case? </text:span><text:span text:style-name="T69">How</text:span><text:span text:style-name="T66"> long is my information valid?</text:span><text:span text:style-name="T7"> This is an important question with devastating consequences for objectivist science. There are no objective criteria on how long statistics, case studies, any empirical observation are valid. Doubting them is often forgotten, but nonetheless a good idea.</text:span></text:p>
      <text:p text:style-name="P51"><text:span text:style-name="T7">Data you once collected can be outdated very fast, which leads me to one of the reasons this can be the case: neglection of the own role in the process of perception. Perceiving is an action, and can itself have effects on the outside world. One thing it surely changes, is yourself – not only is data “added to your brain” and interpreted, but also your body responds to perceptions. </text:span><text:span text:style-name="T33">If what we see frightens us, our heart rate and breathing increases, while our body moves blood to the muscles, so we can easily fight or run away.</text:span><text:span text:style-name="T33"><text:note text:id="ftn15" text:note-class="footnote"><text:note-citation>16</text:note-citation><text:note-body><text:p text:style-name="P65">https://www.livescience.com/56691-the-science-of-fear.html</text:p></text:note-body></text:note></text:span></text:p>
      <text:p text:style-name="P52"><text:span text:style-name="T7">Even if we still want to decide between “us” and the outside world, perception can have an effect <text:s/></text:span><text:span text:style-name="T34">on the outside world. A perception is an action, which can include walking somewhere to observe what is happening there, </text:span><text:span text:style-name="T36">and</text:span><text:span text:style-name="T34"> this action has effects. If the observed realizes, that it is being observed, it may behave differently than it would have otherwise. And even on a submolecular level this is proven </text:span><text:span text:style-name="T35">with the double-slit experiment; </text:span><text:span text:style-name="T36">depending whether you try to observe </text:span><text:span text:style-name="T38">a quantum</text:span><text:span text:style-name="T36">, </text:span><text:span text:style-name="T38">it </text:span><text:span text:style-name="T36">may behave as </text:span><text:span text:style-name="T38">a </text:span><text:span text:style-name="T36">particle, or as </text:span><text:span text:style-name="T38">a </text:span><text:span text:style-name="T36">wave.</text:span><text:span text:style-name="T35"><text:note text:id="ftn16" text:note-class="footnote"><text:note-citation>17</text:note-citation><text:note-body><text:p text:style-name="P66">Jönsson (1961)</text:p></text:note-body></text:note></text:span></text:p>
      <text:p text:style-name="P53"><text:span text:style-name="T7">One who doesn’t take this into account may say “</text:span><text:span text:style-name="T61">God doesn’t exist, </text:span><text:span text:style-name="T65">I built a machine and know every molecule in the universe, she isn’t here</text:span><text:span text:style-name="T38">” and wouldn’t realize that they would have </text:span><text:span text:style-name="T71">become</text:span><text:span text:style-name="T38"> god by knowing every molecule in the universe, leading to god existing very well at that moment </text:span><text:soft-page-break/><text:span text:style-name="T38">where they look for her. I know, this is a very constructed example, but it’s really hard to break down self-referentiality in just one sentence, and I wanted to be consistent with the other paths of doubt. Deal with it.</text:span></text:p>
      <text:p text:style-name="P54"><text:span text:style-name="T7">I</text:span><text:span text:style-name="T39">f one would want to doubt their information after the criteria of self-referentiality, one could ask themselves: </text:span><text:span text:style-name="T70">how does my act of perception change the perceived?</text:span><text:span text:style-name="T39"> This question first became popular with the second order cyberneticians around Heinz von Foerster, which criticized the first order cyberneticians around Norbert Wiener for several things. Self-referentiality was a big part of Foersters research, as he implemented it into the epistemology of his radical constructivism, using it to eliminate the necessity for objective truth in his theory.</text:span><text:span text:style-name="T39"><text:note text:id="ftn17" text:note-class="footnote"><text:note-citation>18</text:note-citation><text:note-body><text:p text:style-name="P60">Foerster <text:span text:style-name="T60">/Pörksen</text:span><text:span text:style-name="T41">(2008): S. </text:span>114</text:p></text:note-body></text:note></text:span></text:p>
      <text:p text:style-name="P55"><text:span text:style-name="T39">A</text:span><text:span text:style-name="T7">nother bias one uses to make sense of the world in a pragmatic manner are stereotyp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21:10:45.807725089</meta:creation-date>
    <dc:date>2017-07-29T18:17:46.907570714</dc:date>
    <meta:editing-duration>PT51M20S</meta:editing-duration>
    <meta:editing-cycles>6</meta:editing-cycles>
    <meta:generator>LibreOffice/5.1.6.2$Linux_X86_64 LibreOffice_project/10m0$Build-2</meta:generator>
    <meta:document-statistic meta:table-count="0" meta:image-count="0" meta:object-count="0" meta:page-count="11" meta:paragraph-count="93" meta:word-count="5127" meta:character-count="30079" meta:non-whitespace-character-count="25022"/>
  </office:meta>
</office:document-meta>
</file>